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5" table:formula="of:=SUM([.C2:.C58])" office:value-type="float" office:value="211">
            <text:p>211</text:p>
          </table:table-cell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2"/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0">
            <text:p>0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7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">
            <text:p>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59]" office:value-type="float" office:value="211">
            <text:p>211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0">
            <text:p>0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">
            <text:p>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362">
            <text:p>3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2/04/2012</text:date>, <text:time>18:32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4-02T18:32:17</dc:date>
    <meta:editing-duration>PT1H18S</meta:editing-duration>
    <meta:editing-cycles>76</meta:editing-cycles>
    <meta:generator>LibreOffice/3.4$Unix LibreOffice_project/340m1$Build-302</meta:generator>
    <meta:document-statistic meta:table-count="5" meta:cell-count="216" meta:object-count="0"/>
  </office:meta>
</office:document-meta>
</file>